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02708333333333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Leitfaden_alles" table:style-name="ta1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Verantwor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erledigt</text:p>
          </table:table-cell>
          <table:table-cell table:number-columns-repeated="2" table:style-name="ce6"/>
          <table:table-cell office:value-type="string" table:style-name="ce6">
            <text:p>Tina/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/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Element wähl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tartgebiet wähl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Separate Seite für Admins erstellen</text:p>
          </table:table-cell>
          <table:table-cell office:value-type="string" table:style-name="ce11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Adminbereich betreten/verlassen</text:p>
          </table:table-cell>
          <table:table-cell office:value-type="string" table:style-name="ce11">
            <text:p>in Arbeit</text:p>
          </table:table-cell>
          <table:table-cell table:style-name="ce9"/>
          <table:table-cell office:value-type="string" table:style-name="ce9">
            <text:p>verlassen offen</text:p>
          </table:table-cell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einfüg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lösch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anzeigen lass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filter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Überichten anzeigen lassen (Tabellenübergreifend)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System</text:p>
          </table:table-cell>
          <table:table-cell office:value-type="string" table:style-name="ce9">
            <text:p>Urlaubsmodus</text:p>
          </table:table-cell>
          <table:table-cell office:value-type="string" table:style-name="ce11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System</text:p>
          </table:table-cell>
          <table:table-cell office:value-type="string" table:style-name="ce9">
            <text:p>Automatische Löschung bei Inaktivität</text:p>
          </table:table-cell>
          <table:table-cell office:value-type="string" table:style-name="ce11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System</text:p>
          </table:table-cell>
          <table:table-cell office:value-type="string" table:style-name="ce9">
            <text:p>E-Mailversandt Ankündigung einer Löschung</text:p>
          </table:table-cell>
          <table:table-cell office:value-type="string" table:style-name="ce11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number-rows-repeated="34"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  <table:table table:name="Sicherung_19_06_2016" table:style-name="ta2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Verantwor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offen</text:p>
          </table:table-cell>
          <table:table-cell table:number-columns-repeated="2" table:style-name="ce6"/>
          <table:table-cell office:value-type="string" table:style-name="ce6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…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attung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number-rows-repeated="44"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476" table:style-name="ro1">
          <table:table-cell table:number-columns-repeated="16384"/>
        </table:table-row>
      </table:table>
      <table:database-ranges>
        <table:database-range table:target-range-address="Leitfaden_alles.A1:Leitfaden_alles.F50" table:display-filter-buttons="true"/>
        <table:database-range table:target-range-address="Sicherung_19_06_2016.A1:Sicherung_19_06_2016.F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Drachen</dc:creator>
    <meta:creation-date>2006-09-16T00:00:00Z</meta:creation-date>
    <dc:date>2016-09-28T19:19:48Z</dc:date>
    <meta:print-date>2016-06-21T21:48:45Z</meta:print-date>
    <meta:editing-duration>PT0S</meta:editing-duration>
  </office:meta>
</office:document-meta>
</file>